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1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cenario 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9"/>
        <table:table-row table:style-name="ro1">
          <table:table-cell table:style-name="ce7" office:value-type="string" calcext:value-type="string" table:number-columns-spanned="3" table:number-rows-spanned="1">
            <text:p>BASELINE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GE_B</text:p>
          </table:table-cell>
          <table:table-cell office:value-type="string" calcext:value-type="string">
            <text:p>GE_W</text:p>
          </table:table-cell>
          <table:table-cell/>
          <table:table-cell table:style-name="ce8" office:value-type="string" calcext:value-type="string">
            <text:p>Δ GE %</text:p>
          </table:table-cell>
          <table:table-cell table:style-name="ce8" office:value-type="string" calcext:value-type="string">
            <text:p>Δ GE_B %</text:p>
          </table:table-cell>
          <table:table-cell table:style-name="ce8" office:value-type="string" calcext:value-type="string">
            <text:p>Δ GE_W %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_W</text:p>
          </table:table-cell>
          <table:table-cell office:value-type="string" calcext:value-type="string">
            <text:p>GE_B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office:value-type="float" office:value="6.856256" calcext:value-type="float">
            <text:p>6,856256</text:p>
          </table:table-cell>
          <table:table-cell table:formula="of:=[.G2]-[.I2]" office:value-type="float" office:value="0.0121549999999999" calcext:value-type="float">
            <text:p>0,0121549999999999</text:p>
          </table:table-cell>
          <table:table-cell office:value-type="float" office:value="6.844101" calcext:value-type="float">
            <text:p>6,844101</text:p>
          </table:table-cell>
          <table:table-cell/>
          <table:table-cell table:formula="of:=([.G2]-[.$A$3])/[.$A$3]" office:value-type="percentage" office:value="-0.0141975557153127" calcext:value-type="percentage">
            <text:p>-1,42%</text:p>
          </table:table-cell>
          <table:table-cell table:formula="of:=([.H2]-[.$C$3])/[.$C$3]" office:value-type="percentage" office:value="-0.189666666666672" calcext:value-type="percentage">
            <text:p>-18,97%</text:p>
          </table:table-cell>
          <table:table-cell table:formula="of:=([.I2]-[.$B$3])/[.$B$3]" office:value-type="percentage" office:value="-0.0138182997118156" calcext:value-type="percentage">
            <text:p>-1,38%</text:p>
          </table:table-cell>
        </table:table-row>
        <table:table-row table:style-name="ro1">
          <table:table-cell office:value-type="float" office:value="6.955" calcext:value-type="float">
            <text:p>6,955</text:p>
          </table:table-cell>
          <table:table-cell office:value-type="float" office:value="6.94" calcext:value-type="float">
            <text:p>6,94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  <table:table-cell office:value-type="string" calcext:value-type="string">
            <text:p>UK</text:p>
          </table:table-cell>
          <table:table-cell office:value-type="float" office:value="6.853432" calcext:value-type="float">
            <text:p>6,853432</text:p>
          </table:table-cell>
          <table:table-cell table:formula="of:=[.G3]-[.I3]" office:value-type="float" office:value="0.0130869999999996" calcext:value-type="float">
            <text:p>0,0130869999999996</text:p>
          </table:table-cell>
          <table:table-cell office:value-type="float" office:value="6.840345" calcext:value-type="float">
            <text:p>6,840345</text:p>
          </table:table-cell>
          <table:table-cell/>
          <table:table-cell table:formula="of:=([.G3]-[.$A$3])/[.$A$3]" office:value-type="percentage" office:value="-0.0146035945363049" calcext:value-type="percentage">
            <text:p>-1,46%</text:p>
          </table:table-cell>
          <table:table-cell table:formula="of:=([.H3]-[.$C$3])/[.$C$3]" office:value-type="percentage" office:value="-0.127533333333358" calcext:value-type="percentage">
            <text:p>-12,75%</text:p>
          </table:table-cell>
          <table:table-cell table:formula="of:=([.I3]-[.$B$3])/[.$B$3]" office:value-type="percentage" office:value="-0.0143595100864554" calcext:value-type="percentage">
            <text:p>-1,44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lgium A</text:p>
          </table:table-cell>
          <table:table-cell office:value-type="float" office:value="6.85364" calcext:value-type="float">
            <text:p>6,85364</text:p>
          </table:table-cell>
          <table:table-cell table:formula="of:=[.G4]-[.I4]" office:value-type="float" office:value="0.0104540000000002" calcext:value-type="float">
            <text:p>0,0104540000000002</text:p>
          </table:table-cell>
          <table:table-cell office:value-type="float" office:value="6.843186" calcext:value-type="float">
            <text:p>6,843186</text:p>
          </table:table-cell>
          <table:table-cell/>
          <table:table-cell table:formula="of:=([.G4]-[.$A$3])/[.$A$3]" office:value-type="percentage" office:value="-0.0145736879942487" calcext:value-type="percentage">
            <text:p>-1,46%</text:p>
          </table:table-cell>
          <table:table-cell table:formula="of:=([.H4]-[.$C$3])/[.$C$3]" office:value-type="percentage" office:value="-0.303066666666654" calcext:value-type="percentage">
            <text:p>-30,31%</text:p>
          </table:table-cell>
          <table:table-cell table:formula="of:=([.I4]-[.$B$3])/[.$B$3]" office:value-type="percentage" office:value="-0.013950144092219" calcext:value-type="percentage">
            <text:p>-1,4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lgium B</text:p>
          </table:table-cell>
          <table:table-cell office:value-type="float" office:value="6.849459" calcext:value-type="float">
            <text:p>6,849459</text:p>
          </table:table-cell>
          <table:table-cell table:formula="of:=[.G5]-[.I5]" office:value-type="float" office:value="0.00970700000000058" calcext:value-type="float">
            <text:p>0,00970700000000058</text:p>
          </table:table-cell>
          <table:table-cell office:value-type="float" office:value="6.839752" calcext:value-type="float">
            <text:p>6,839752</text:p>
          </table:table-cell>
          <table:table-cell/>
          <table:table-cell table:formula="of:=([.G5]-[.$A$3])/[.$A$3]" office:value-type="percentage" office:value="-0.0151748382458662" calcext:value-type="percentage">
            <text:p>-1,52%</text:p>
          </table:table-cell>
          <table:table-cell table:formula="of:=([.H5]-[.$C$3])/[.$C$3]" office:value-type="percentage" office:value="-0.352866666666628" calcext:value-type="percentage">
            <text:p>-35,29%</text:p>
          </table:table-cell>
          <table:table-cell table:formula="of:=([.I5]-[.$B$3])/[.$B$3]" office:value-type="percentage" office:value="-0.0144449567723344" calcext:value-type="percentage">
            <text:p>-1,44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cuador</text:p>
          </table:table-cell>
          <table:table-cell office:value-type="float" office:value="6.906332" calcext:value-type="float">
            <text:p>6,906332</text:p>
          </table:table-cell>
          <table:table-cell table:formula="of:=[.G6]-[.I6]" office:value-type="float" office:value="0.0129700000000001" calcext:value-type="float">
            <text:p>0,0129700000000001</text:p>
          </table:table-cell>
          <table:table-cell office:value-type="float" office:value="6.893362" calcext:value-type="float">
            <text:p>6,893362</text:p>
          </table:table-cell>
          <table:table-cell/>
          <table:table-cell table:formula="of:=([.G6]-[.$A$3])/[.$A$3]" office:value-type="percentage" office:value="-0.00699755571531275" calcext:value-type="percentage">
            <text:p>-0,70%</text:p>
          </table:table-cell>
          <table:table-cell table:formula="of:=([.H6]-[.$C$3])/[.$C$3]" office:value-type="percentage" office:value="-0.135333333333323" calcext:value-type="percentage">
            <text:p>-13,53%</text:p>
          </table:table-cell>
          <table:table-cell table:formula="of:=([.I6]-[.$B$3])/[.$B$3]" office:value-type="percentage" office:value="-0.00672017291066291" calcext:value-type="percentage">
            <text:p>-0,67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land</text:p>
          </table:table-cell>
          <table:table-cell office:value-type="float" office:value="6.885052" calcext:value-type="float">
            <text:p>6,885052</text:p>
          </table:table-cell>
          <table:table-cell table:formula="of:=[.G7]-[.I7]" office:value-type="float" office:value="0.0101829999999996" calcext:value-type="float">
            <text:p>0,0101829999999996</text:p>
          </table:table-cell>
          <table:table-cell office:value-type="float" office:value="6.874869" calcext:value-type="float">
            <text:p>6,874869</text:p>
          </table:table-cell>
          <table:table-cell/>
          <table:table-cell table:formula="of:=([.G7]-[.$A$3])/[.$A$3]" office:value-type="percentage" office:value="-0.0100572250179727" calcext:value-type="percentage">
            <text:p>-1,01%</text:p>
          </table:table-cell>
          <table:table-cell table:formula="of:=([.H7]-[.$C$3])/[.$C$3]" office:value-type="percentage" office:value="-0.321133333333359" calcext:value-type="percentage">
            <text:p>-32,11%</text:p>
          </table:table-cell>
          <table:table-cell table:formula="of:=([.I7]-[.$B$3])/[.$B$3]" office:value-type="percentage" office:value="-0.00938487031700289" calcext:value-type="percentage">
            <text:p>-0,94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nce A</text:p>
          </table:table-cell>
          <table:table-cell office:value-type="float" office:value="6.864506" calcext:value-type="float">
            <text:p>6,864506</text:p>
          </table:table-cell>
          <table:table-cell table:formula="of:=[.G8]-[.I8]" office:value-type="float" office:value="0.0113310000000002" calcext:value-type="float">
            <text:p>0,0113310000000002</text:p>
          </table:table-cell>
          <table:table-cell office:value-type="float" office:value="6.853175" calcext:value-type="float">
            <text:p>6,853175</text:p>
          </table:table-cell>
          <table:table-cell/>
          <table:table-cell table:formula="of:=([.G8]-[.$A$3])/[.$A$3]" office:value-type="percentage" office:value="-0.0130113587347232" calcext:value-type="percentage">
            <text:p>-1,30%</text:p>
          </table:table-cell>
          <table:table-cell table:formula="of:=([.H8]-[.$C$3])/[.$C$3]" office:value-type="percentage" office:value="-0.244599999999987" calcext:value-type="percentage">
            <text:p>-24,46%</text:p>
          </table:table-cell>
          <table:table-cell table:formula="of:=([.I8]-[.$B$3])/[.$B$3]" office:value-type="percentage" office:value="-0.0125108069164265" calcext:value-type="percentage">
            <text:p>-1,25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nce B</text:p>
          </table:table-cell>
          <table:table-cell office:value-type="float" office:value="6.83051" calcext:value-type="float">
            <text:p>6,83051</text:p>
          </table:table-cell>
          <table:table-cell table:formula="of:=[.G9]-[.I9]" office:value-type="float" office:value="0.00967600000000068" calcext:value-type="float">
            <text:p>0,00967600000000068</text:p>
          </table:table-cell>
          <table:table-cell office:value-type="float" office:value="6.820834" calcext:value-type="float">
            <text:p>6,820834</text:p>
          </table:table-cell>
          <table:table-cell/>
          <table:table-cell table:formula="of:=([.G9]-[.$A$3])/[.$A$3]" office:value-type="percentage" office:value="-0.0178993529834651" calcext:value-type="percentage">
            <text:p>-1,79%</text:p>
          </table:table-cell>
          <table:table-cell table:formula="of:=([.H9]-[.$C$3])/[.$C$3]" office:value-type="percentage" office:value="-0.354933333333288" calcext:value-type="percentage">
            <text:p>-35,49%</text:p>
          </table:table-cell>
          <table:table-cell table:formula="of:=([.I9]-[.$B$3])/[.$B$3]" office:value-type="percentage" office:value="-0.017170893371758" calcext:value-type="percentage">
            <text:p>-1,72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pan</text:p>
          </table:table-cell>
          <table:table-cell office:value-type="float" office:value="6.846416" calcext:value-type="float">
            <text:p>6,846416</text:p>
          </table:table-cell>
          <table:table-cell table:formula="of:=[.G10]-[.I10]" office:value-type="float" office:value="0.0124399999999998" calcext:value-type="float">
            <text:p>0,0124399999999998</text:p>
          </table:table-cell>
          <table:table-cell office:value-type="float" office:value="6.833976" calcext:value-type="float">
            <text:p>6,833976</text:p>
          </table:table-cell>
          <table:table-cell/>
          <table:table-cell table:formula="of:=([.G10]-[.$A$3])/[.$A$3]" office:value-type="percentage" office:value="-0.0156123652048886" calcext:value-type="percentage">
            <text:p>-1,56%</text:p>
          </table:table-cell>
          <table:table-cell table:formula="of:=([.H10]-[.$C$3])/[.$C$3]" office:value-type="percentage" office:value="-0.170666666666681" calcext:value-type="percentage">
            <text:p>-17,07%</text:p>
          </table:table-cell>
          <table:table-cell table:formula="of:=([.I10]-[.$B$3])/[.$B$3]" office:value-type="percentage" office:value="-0.0152772334293949" calcext:value-type="percentage">
            <text:p>-1,5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uth Korea A</text:p>
          </table:table-cell>
          <table:table-cell office:value-type="float" office:value="6.85938" calcext:value-type="float">
            <text:p>6,85938</text:p>
          </table:table-cell>
          <table:table-cell table:formula="of:=[.G11]-[.I11]" office:value-type="float" office:value="0.0130299999999997" calcext:value-type="float">
            <text:p>0,0130299999999997</text:p>
          </table:table-cell>
          <table:table-cell office:value-type="float" office:value="6.84635" calcext:value-type="float">
            <text:p>6,84635</text:p>
          </table:table-cell>
          <table:table-cell/>
          <table:table-cell table:formula="of:=([.G11]-[.$A$3])/[.$A$3]" office:value-type="percentage" office:value="-0.0137483824586629" calcext:value-type="percentage">
            <text:p>-1,37%</text:p>
          </table:table-cell>
          <table:table-cell table:formula="of:=([.H11]-[.$C$3])/[.$C$3]" office:value-type="percentage" office:value="-0.131333333333356" calcext:value-type="percentage">
            <text:p>-13,13%</text:p>
          </table:table-cell>
          <table:table-cell table:formula="of:=([.I11]-[.$B$3])/[.$B$3]" office:value-type="percentage" office:value="-0.0134942363112392" calcext:value-type="percentage">
            <text:p>-1,35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uth Korea B</text:p>
          </table:table-cell>
          <table:table-cell office:value-type="float" office:value="6.890864" calcext:value-type="float">
            <text:p>6,890864</text:p>
          </table:table-cell>
          <table:table-cell table:formula="of:=[.G12]-[.I12]" office:value-type="float" office:value="0.0141789999999995" calcext:value-type="float">
            <text:p>0,0141789999999995</text:p>
          </table:table-cell>
          <table:table-cell office:value-type="float" office:value="6.876685" calcext:value-type="float">
            <text:p>6,876685</text:p>
          </table:table-cell>
          <table:table-cell/>
          <table:table-cell table:formula="of:=([.G12]-[.$A$3])/[.$A$3]" office:value-type="percentage" office:value="-0.00922156721782896" calcext:value-type="percentage">
            <text:p>-0,92%</text:p>
          </table:table-cell>
          <table:table-cell table:formula="of:=([.H12]-[.$C$3])/[.$C$3]" office:value-type="percentage" office:value="-0.0547333333333668" calcext:value-type="percentage">
            <text:p>-5,47%</text:p>
          </table:table-cell>
          <table:table-cell table:formula="of:=([.I12]-[.$B$3])/[.$B$3]" office:value-type="percentage" office:value="-0.00912319884726228" calcext:value-type="percentage">
            <text:p>-0,91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in</text:p>
          </table:table-cell>
          <table:table-cell office:value-type="float" office:value="6.811278" calcext:value-type="float">
            <text:p>6,811278</text:p>
          </table:table-cell>
          <table:table-cell table:formula="of:=[.G13]-[.I13]" office:value-type="float" office:value="0.00749900000000014" calcext:value-type="float">
            <text:p>0,00749900000000014</text:p>
          </table:table-cell>
          <table:table-cell office:value-type="float" office:value="6.803779" calcext:value-type="float">
            <text:p>6,803779</text:p>
          </table:table-cell>
          <table:table-cell/>
          <table:table-cell table:formula="of:=([.G13]-[.$A$3])/[.$A$3]" office:value-type="percentage" office:value="-0.0206645578720346" calcext:value-type="percentage">
            <text:p>-2,07%</text:p>
          </table:table-cell>
          <table:table-cell table:formula="of:=([.H13]-[.$C$3])/[.$C$3]" office:value-type="percentage" office:value="-0.500066666666657" calcext:value-type="percentage">
            <text:p>-50,01%</text:p>
          </table:table-cell>
          <table:table-cell table:formula="of:=([.I13]-[.$B$3])/[.$B$3]" office:value-type="percentage" office:value="-0.0196283861671471" calcext:value-type="percentage">
            <text:p>-1,96%</text:p>
          </table:table-cell>
        </table:table-row>
      </table:table>
      <table:table table:name="Scenario 3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9"/>
        <table:table-row table:style-name="ro1">
          <table:table-cell table:style-name="ce7" office:value-type="string" calcext:value-type="string" table:number-columns-spanned="3" table:number-rows-spanned="1">
            <text:p>BASELINE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GE_B</text:p>
          </table:table-cell>
          <table:table-cell office:value-type="string" calcext:value-type="string">
            <text:p>GE_W</text:p>
          </table:table-cell>
          <table:table-cell/>
          <table:table-cell table:style-name="ce8" office:value-type="string" calcext:value-type="string">
            <text:p>Δ GE %</text:p>
          </table:table-cell>
          <table:table-cell table:style-name="ce8" office:value-type="string" calcext:value-type="string">
            <text:p>Δ GE_B %</text:p>
          </table:table-cell>
          <table:table-cell table:style-name="ce8" office:value-type="string" calcext:value-type="string">
            <text:p>Δ GE_W %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_W</text:p>
          </table:table-cell>
          <table:table-cell office:value-type="string" calcext:value-type="string">
            <text:p>GE_B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office:value-type="float" office:value="6.86218" calcext:value-type="float">
            <text:p>6,86218</text:p>
          </table:table-cell>
          <table:table-cell office:value-type="float" office:value="0.012562" calcext:value-type="float">
            <text:p>0,012562</text:p>
          </table:table-cell>
          <table:table-cell table:formula="of:=[.G2]-[.H2]" office:value-type="float" office:value="6.849618" calcext:value-type="float">
            <text:p>6,849618</text:p>
          </table:table-cell>
          <table:table-cell/>
          <table:table-cell table:formula="of:=([.G2]-[.$A$3])/[.$A$3]" office:value-type="percentage" office:value="-0.0133457943925233" calcext:value-type="percentage">
            <text:p>-1,33%</text:p>
          </table:table-cell>
          <table:table-cell table:formula="of:=([.H2]-[.$C$3])/[.$C$3]" office:value-type="percentage" office:value="-0.162533333333333" calcext:value-type="percentage">
            <text:p>-16,25%</text:p>
          </table:table-cell>
          <table:table-cell table:formula="of:=([.I2]-[.$B$3])/[.$B$3]" office:value-type="percentage" office:value="-0.0130233429394813" calcext:value-type="percentage">
            <text:p>-1,30%</text:p>
          </table:table-cell>
        </table:table-row>
        <table:table-row table:style-name="ro1">
          <table:table-cell office:value-type="float" office:value="6.955" calcext:value-type="float">
            <text:p>6,955</text:p>
          </table:table-cell>
          <table:table-cell office:value-type="float" office:value="6.94" calcext:value-type="float">
            <text:p>6,94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  <table:table-cell office:value-type="string" calcext:value-type="string">
            <text:p>UK</text:p>
          </table:table-cell>
          <table:table-cell office:value-type="float" office:value="6.857395" calcext:value-type="float">
            <text:p>6,857395</text:p>
          </table:table-cell>
          <table:table-cell office:value-type="float" office:value="0.013364" calcext:value-type="float">
            <text:p>0,013364</text:p>
          </table:table-cell>
          <table:table-cell table:formula="of:=[.G3]-[.H3]" office:value-type="float" office:value="6.844031" calcext:value-type="float">
            <text:p>6,844031</text:p>
          </table:table-cell>
          <table:table-cell/>
          <table:table-cell table:formula="of:=([.G3]-[.$A$3])/[.$A$3]" office:value-type="percentage" office:value="-0.0140337886412652" calcext:value-type="percentage">
            <text:p>-1,40%</text:p>
          </table:table-cell>
          <table:table-cell table:formula="of:=([.H3]-[.$C$3])/[.$C$3]" office:value-type="percentage" office:value="-0.109066666666667" calcext:value-type="percentage">
            <text:p>-10,91%</text:p>
          </table:table-cell>
          <table:table-cell table:formula="of:=([.I3]-[.$B$3])/[.$B$3]" office:value-type="percentage" office:value="-0.013828386167147" calcext:value-type="percentage">
            <text:p>-1,3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lgium A</text:p>
          </table:table-cell>
          <table:table-cell office:value-type="float" office:value="6.863168" calcext:value-type="float">
            <text:p>6,863168</text:p>
          </table:table-cell>
          <table:table-cell office:value-type="float" office:value="0.011083" calcext:value-type="float">
            <text:p>0,011083</text:p>
          </table:table-cell>
          <table:table-cell table:formula="of:=[.G4]-[.H4]" office:value-type="float" office:value="6.852085" calcext:value-type="float">
            <text:p>6,852085</text:p>
          </table:table-cell>
          <table:table-cell/>
          <table:table-cell table:formula="of:=([.G4]-[.$A$3])/[.$A$3]" office:value-type="percentage" office:value="-0.013203738317757" calcext:value-type="percentage">
            <text:p>-1,32%</text:p>
          </table:table-cell>
          <table:table-cell table:formula="of:=([.H4]-[.$C$3])/[.$C$3]" office:value-type="percentage" office:value="-0.261133333333333" calcext:value-type="percentage">
            <text:p>-26,11%</text:p>
          </table:table-cell>
          <table:table-cell table:formula="of:=([.I4]-[.$B$3])/[.$B$3]" office:value-type="percentage" office:value="-0.0126678674351586" calcext:value-type="percentage">
            <text:p>-1,27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lgium B</text:p>
          </table:table-cell>
          <table:table-cell office:value-type="float" office:value="6.860578" calcext:value-type="float">
            <text:p>6,860578</text:p>
          </table:table-cell>
          <table:table-cell office:value-type="float" office:value="0.010428" calcext:value-type="float">
            <text:p>0,010428</text:p>
          </table:table-cell>
          <table:table-cell table:formula="of:=[.G5]-[.H5]" office:value-type="float" office:value="6.85015" calcext:value-type="float">
            <text:p>6,85015</text:p>
          </table:table-cell>
          <table:table-cell/>
          <table:table-cell table:formula="of:=([.G5]-[.$A$3])/[.$A$3]" office:value-type="percentage" office:value="-0.013576132278936" calcext:value-type="percentage">
            <text:p>-1,36%</text:p>
          </table:table-cell>
          <table:table-cell table:formula="of:=([.H5]-[.$C$3])/[.$C$3]" office:value-type="percentage" office:value="-0.3048" calcext:value-type="percentage">
            <text:p>-30,48%</text:p>
          </table:table-cell>
          <table:table-cell table:formula="of:=([.I5]-[.$B$3])/[.$B$3]" office:value-type="percentage" office:value="-0.0129466858789626" calcext:value-type="percentage">
            <text:p>-1,29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cuador</text:p>
          </table:table-cell>
          <table:table-cell office:value-type="float" office:value="6.91054" calcext:value-type="float">
            <text:p>6,91054</text:p>
          </table:table-cell>
          <table:table-cell office:value-type="float" office:value="0.013264" calcext:value-type="float">
            <text:p>0,013264</text:p>
          </table:table-cell>
          <table:table-cell table:formula="of:=[.G6]-[.H6]" office:value-type="float" office:value="6.897276" calcext:value-type="float">
            <text:p>6,897276</text:p>
          </table:table-cell>
          <table:table-cell/>
          <table:table-cell table:formula="of:=([.G6]-[.$A$3])/[.$A$3]" office:value-type="percentage" office:value="-0.00639252336448597" calcext:value-type="percentage">
            <text:p>-0,64%</text:p>
          </table:table-cell>
          <table:table-cell table:formula="of:=([.H6]-[.$C$3])/[.$C$3]" office:value-type="percentage" office:value="-0.115733333333333" calcext:value-type="percentage">
            <text:p>-11,57%</text:p>
          </table:table-cell>
          <table:table-cell table:formula="of:=([.I6]-[.$B$3])/[.$B$3]" office:value-type="percentage" office:value="-0.00615619596541796" calcext:value-type="percentage">
            <text:p>-0,62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land</text:p>
          </table:table-cell>
          <table:table-cell office:value-type="float" office:value="6.895155" calcext:value-type="float">
            <text:p>6,895155</text:p>
          </table:table-cell>
          <table:table-cell office:value-type="float" office:value="0.010846" calcext:value-type="float">
            <text:p>0,010846</text:p>
          </table:table-cell>
          <table:table-cell table:formula="of:=[.G7]-[.H7]" office:value-type="float" office:value="6.884309" calcext:value-type="float">
            <text:p>6,884309</text:p>
          </table:table-cell>
          <table:table-cell/>
          <table:table-cell table:formula="of:=([.G7]-[.$A$3])/[.$A$3]" office:value-type="percentage" office:value="-0.00860460100647019" calcext:value-type="percentage">
            <text:p>-0,86%</text:p>
          </table:table-cell>
          <table:table-cell table:formula="of:=([.H7]-[.$C$3])/[.$C$3]" office:value-type="percentage" office:value="-0.276933333333333" calcext:value-type="percentage">
            <text:p>-27,69%</text:p>
          </table:table-cell>
          <table:table-cell table:formula="of:=([.I7]-[.$B$3])/[.$B$3]" office:value-type="percentage" office:value="-0.0080246397694525" calcext:value-type="percentage">
            <text:p>-0,8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nce A</text:p>
          </table:table-cell>
          <table:table-cell office:value-type="float" office:value="6.872172" calcext:value-type="float">
            <text:p>6,872172</text:p>
          </table:table-cell>
          <table:table-cell office:value-type="float" office:value="0.011848" calcext:value-type="float">
            <text:p>0,011848</text:p>
          </table:table-cell>
          <table:table-cell table:formula="of:=[.G8]-[.H8]" office:value-type="float" office:value="6.860324" calcext:value-type="float">
            <text:p>6,860324</text:p>
          </table:table-cell>
          <table:table-cell/>
          <table:table-cell table:formula="of:=([.G8]-[.$A$3])/[.$A$3]" office:value-type="percentage" office:value="-0.0119091301222143" calcext:value-type="percentage">
            <text:p>-1,19%</text:p>
          </table:table-cell>
          <table:table-cell table:formula="of:=([.H8]-[.$C$3])/[.$C$3]" office:value-type="percentage" office:value="-0.210133333333333" calcext:value-type="percentage">
            <text:p>-21,01%</text:p>
          </table:table-cell>
          <table:table-cell table:formula="of:=([.I8]-[.$B$3])/[.$B$3]" office:value-type="percentage" office:value="-0.0114806916426513" calcext:value-type="percentage">
            <text:p>-1,15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nce B</text:p>
          </table:table-cell>
          <table:table-cell office:value-type="float" office:value="6.841694" calcext:value-type="float">
            <text:p>6,841694</text:p>
          </table:table-cell>
          <table:table-cell office:value-type="float" office:value="0.010401" calcext:value-type="float">
            <text:p>0,010401</text:p>
          </table:table-cell>
          <table:table-cell table:formula="of:=[.G9]-[.H9]" office:value-type="float" office:value="6.831293" calcext:value-type="float">
            <text:p>6,831293</text:p>
          </table:table-cell>
          <table:table-cell/>
          <table:table-cell table:formula="of:=([.G9]-[.$A$3])/[.$A$3]" office:value-type="percentage" office:value="-0.0162913012221423" calcext:value-type="percentage">
            <text:p>-1,63%</text:p>
          </table:table-cell>
          <table:table-cell table:formula="of:=([.H9]-[.$C$3])/[.$C$3]" office:value-type="percentage" office:value="-0.3066" calcext:value-type="percentage">
            <text:p>-30,66%</text:p>
          </table:table-cell>
          <table:table-cell table:formula="of:=([.I9]-[.$B$3])/[.$B$3]" office:value-type="percentage" office:value="-0.0156638328530259" calcext:value-type="percentage">
            <text:p>-1,57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pan</text:p>
          </table:table-cell>
          <table:table-cell office:value-type="float" office:value="6.85174" calcext:value-type="float">
            <text:p>6,85174</text:p>
          </table:table-cell>
          <table:table-cell office:value-type="float" office:value="0.012808" calcext:value-type="float">
            <text:p>0,012808</text:p>
          </table:table-cell>
          <table:table-cell table:formula="of:=[.G10]-[.H10]" office:value-type="float" office:value="6.838932" calcext:value-type="float">
            <text:p>6,838932</text:p>
          </table:table-cell>
          <table:table-cell/>
          <table:table-cell table:formula="of:=([.G10]-[.$A$3])/[.$A$3]" office:value-type="percentage" office:value="-0.0148468727534148" calcext:value-type="percentage">
            <text:p>-1,48%</text:p>
          </table:table-cell>
          <table:table-cell table:formula="of:=([.H10]-[.$C$3])/[.$C$3]" office:value-type="percentage" office:value="-0.146133333333333" calcext:value-type="percentage">
            <text:p>-14,61%</text:p>
          </table:table-cell>
          <table:table-cell table:formula="of:=([.I10]-[.$B$3])/[.$B$3]" office:value-type="percentage" office:value="-0.0145631123919308" calcext:value-type="percentage">
            <text:p>-1,46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uth Korea A</text:p>
          </table:table-cell>
          <table:table-cell office:value-type="float" office:value="6.863462" calcext:value-type="float">
            <text:p>6,863462</text:p>
          </table:table-cell>
          <table:table-cell office:value-type="float" office:value="0.013316" calcext:value-type="float">
            <text:p>0,013316</text:p>
          </table:table-cell>
          <table:table-cell table:formula="of:=[.G11]-[.H11]" office:value-type="float" office:value="6.850146" calcext:value-type="float">
            <text:p>6,850146</text:p>
          </table:table-cell>
          <table:table-cell/>
          <table:table-cell table:formula="of:=([.G11]-[.$A$3])/[.$A$3]" office:value-type="percentage" office:value="-0.0131614665708124" calcext:value-type="percentage">
            <text:p>-1,32%</text:p>
          </table:table-cell>
          <table:table-cell table:formula="of:=([.H11]-[.$C$3])/[.$C$3]" office:value-type="percentage" office:value="-0.112266666666667" calcext:value-type="percentage">
            <text:p>-11,23%</text:p>
          </table:table-cell>
          <table:table-cell table:formula="of:=([.I11]-[.$B$3])/[.$B$3]" office:value-type="percentage" office:value="-0.0129472622478386" calcext:value-type="percentage">
            <text:p>-1,29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uth Korea B</text:p>
          </table:table-cell>
          <table:table-cell office:value-type="float" office:value="6.892536" calcext:value-type="float">
            <text:p>6,892536</text:p>
          </table:table-cell>
          <table:table-cell office:value-type="float" office:value="0.014298" calcext:value-type="float">
            <text:p>0,014298</text:p>
          </table:table-cell>
          <table:table-cell table:formula="of:=[.G12]-[.H12]" office:value-type="float" office:value="6.878238" calcext:value-type="float">
            <text:p>6,878238</text:p>
          </table:table-cell>
          <table:table-cell/>
          <table:table-cell table:formula="of:=([.G12]-[.$A$3])/[.$A$3]" office:value-type="percentage" office:value="-0.0089811646297628" calcext:value-type="percentage">
            <text:p>-0,90%</text:p>
          </table:table-cell>
          <table:table-cell table:formula="of:=([.H12]-[.$C$3])/[.$C$3]" office:value-type="percentage" office:value="-0.0468" calcext:value-type="percentage">
            <text:p>-4,68%</text:p>
          </table:table-cell>
          <table:table-cell table:formula="of:=([.I12]-[.$B$3])/[.$B$3]" office:value-type="percentage" office:value="-0.00889942363112403" calcext:value-type="percentage">
            <text:p>-0,89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in</text:p>
          </table:table-cell>
          <table:table-cell office:value-type="float" office:value="6.827141" calcext:value-type="float">
            <text:p>6,827141</text:p>
          </table:table-cell>
          <table:table-cell office:value-type="float" office:value="0.008462" calcext:value-type="float">
            <text:p>0,008462</text:p>
          </table:table-cell>
          <table:table-cell table:formula="of:=[.G13]-[.H13]" office:value-type="float" office:value="6.818679" calcext:value-type="float">
            <text:p>6,818679</text:p>
          </table:table-cell>
          <table:table-cell/>
          <table:table-cell table:formula="of:=([.G13]-[.$A$3])/[.$A$3]" office:value-type="percentage" office:value="-0.0183837526959022" calcext:value-type="percentage">
            <text:p>-1,84%</text:p>
          </table:table-cell>
          <table:table-cell table:formula="of:=([.H13]-[.$C$3])/[.$C$3]" office:value-type="percentage" office:value="-0.435866666666667" calcext:value-type="percentage">
            <text:p>-43,59%</text:p>
          </table:table-cell>
          <table:table-cell table:formula="of:=([.I13]-[.$B$3])/[.$B$3]" office:value-type="percentage" office:value="-0.0174814121037464" calcext:value-type="percentage">
            <text:p>-1,75%</text:p>
          </table:table-cell>
        </table:table-row>
      </table:table>
      <table:table table:name="Scenario 4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9"/>
        <table:table-row table:style-name="ro1">
          <table:table-cell table:style-name="ce7" office:value-type="string" calcext:value-type="string" table:number-columns-spanned="3" table:number-rows-spanned="1">
            <text:p>BASELINE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GE_B</text:p>
          </table:table-cell>
          <table:table-cell office:value-type="string" calcext:value-type="string">
            <text:p>GE_W</text:p>
          </table:table-cell>
          <table:table-cell/>
          <table:table-cell table:style-name="ce8" office:value-type="string" calcext:value-type="string">
            <text:p>Δ GE %</text:p>
          </table:table-cell>
          <table:table-cell table:style-name="ce8" office:value-type="string" calcext:value-type="string">
            <text:p>Δ GE_B %</text:p>
          </table:table-cell>
          <table:table-cell table:style-name="ce8" office:value-type="string" calcext:value-type="string">
            <text:p>Δ GE_W %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_W</text:p>
          </table:table-cell>
          <table:table-cell office:value-type="string" calcext:value-type="string">
            <text:p>GE_B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office:value-type="float" office:value="6.862966" calcext:value-type="float">
            <text:p>6,862966</text:p>
          </table:table-cell>
          <table:table-cell office:value-type="float" office:value="0.012518" calcext:value-type="float">
            <text:p>0,012518</text:p>
          </table:table-cell>
          <table:table-cell table:formula="of:=[.G2]-[.H2]" office:value-type="float" office:value="6.850448" calcext:value-type="float">
            <text:p>6,850448</text:p>
          </table:table-cell>
          <table:table-cell/>
          <table:table-cell table:formula="of:=([.G2]-[.$A$3])/[.$A$3]" office:value-type="percentage" office:value="-0.0132327821710999" calcext:value-type="percentage">
            <text:p>-1,32%</text:p>
          </table:table-cell>
          <table:table-cell table:formula="of:=([.H2]-[.$C$3])/[.$C$3]" office:value-type="percentage" office:value="-0.165466666666667" calcext:value-type="percentage">
            <text:p>-16,55%</text:p>
          </table:table-cell>
          <table:table-cell table:formula="of:=([.I2]-[.$B$3])/[.$B$3]" office:value-type="percentage" office:value="-0.0129037463976946" calcext:value-type="percentage">
            <text:p>-1,29%</text:p>
          </table:table-cell>
        </table:table-row>
        <table:table-row table:style-name="ro1">
          <table:table-cell office:value-type="float" office:value="6.955" calcext:value-type="float">
            <text:p>6,955</text:p>
          </table:table-cell>
          <table:table-cell office:value-type="float" office:value="6.94" calcext:value-type="float">
            <text:p>6,94</text:p>
          </table:table-cell>
          <table:table-cell office:value-type="float" office:value="0.015" calcext:value-type="float">
            <text:p>0,015</text:p>
          </table:table-cell>
          <table:table-cell table:number-columns-repeated="2"/>
          <table:table-cell office:value-type="string" calcext:value-type="string">
            <text:p>UK</text:p>
          </table:table-cell>
          <table:table-cell office:value-type="float" office:value="6.85791" calcext:value-type="float">
            <text:p>6,85791</text:p>
          </table:table-cell>
          <table:table-cell office:value-type="float" office:value="0.013334" calcext:value-type="float">
            <text:p>0,013334</text:p>
          </table:table-cell>
          <table:table-cell table:formula="of:=[.G3]-[.H3]" office:value-type="float" office:value="6.844576" calcext:value-type="float">
            <text:p>6,844576</text:p>
          </table:table-cell>
          <table:table-cell/>
          <table:table-cell table:formula="of:=([.G3]-[.$A$3])/[.$A$3]" office:value-type="percentage" office:value="-0.013959741193386" calcext:value-type="percentage">
            <text:p>-1,40%</text:p>
          </table:table-cell>
          <table:table-cell table:formula="of:=([.H3]-[.$C$3])/[.$C$3]" office:value-type="percentage" office:value="-0.111066666666667" calcext:value-type="percentage">
            <text:p>-11,11%</text:p>
          </table:table-cell>
          <table:table-cell table:formula="of:=([.I3]-[.$B$3])/[.$B$3]" office:value-type="percentage" office:value="-0.013749855907781" calcext:value-type="percentage">
            <text:p>-1,37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lgium A</text:p>
          </table:table-cell>
          <table:table-cell office:value-type="float" office:value="6.864482" calcext:value-type="float">
            <text:p>6,864482</text:p>
          </table:table-cell>
          <table:table-cell office:value-type="float" office:value="0.011015" calcext:value-type="float">
            <text:p>0,011015</text:p>
          </table:table-cell>
          <table:table-cell table:formula="of:=[.G4]-[.H4]" office:value-type="float" office:value="6.853467" calcext:value-type="float">
            <text:p>6,853467</text:p>
          </table:table-cell>
          <table:table-cell/>
          <table:table-cell table:formula="of:=([.G4]-[.$A$3])/[.$A$3]" office:value-type="percentage" office:value="-0.0130148094895759" calcext:value-type="percentage">
            <text:p>-1,30%</text:p>
          </table:table-cell>
          <table:table-cell table:formula="of:=([.H4]-[.$C$3])/[.$C$3]" office:value-type="percentage" office:value="-0.265666666666667" calcext:value-type="percentage">
            <text:p>-26,57%</text:p>
          </table:table-cell>
          <table:table-cell table:formula="of:=([.I4]-[.$B$3])/[.$B$3]" office:value-type="percentage" office:value="-0.0124687319884728" calcext:value-type="percentage">
            <text:p>-1,25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lgium B</text:p>
          </table:table-cell>
          <table:table-cell office:value-type="float" office:value="6.862139" calcext:value-type="float">
            <text:p>6,862139</text:p>
          </table:table-cell>
          <table:table-cell office:value-type="float" office:value="0.010349" calcext:value-type="float">
            <text:p>0,010349</text:p>
          </table:table-cell>
          <table:table-cell table:formula="of:=[.G5]-[.H5]" office:value-type="float" office:value="6.85179" calcext:value-type="float">
            <text:p>6,85179</text:p>
          </table:table-cell>
          <table:table-cell/>
          <table:table-cell table:formula="of:=([.G5]-[.$A$3])/[.$A$3]" office:value-type="percentage" office:value="-0.0133516894320633" calcext:value-type="percentage">
            <text:p>-1,34%</text:p>
          </table:table-cell>
          <table:table-cell table:formula="of:=([.H5]-[.$C$3])/[.$C$3]" office:value-type="percentage" office:value="-0.310066666666667" calcext:value-type="percentage">
            <text:p>-31,01%</text:p>
          </table:table-cell>
          <table:table-cell table:formula="of:=([.I5]-[.$B$3])/[.$B$3]" office:value-type="percentage" office:value="-0.0127103746397695" calcext:value-type="percentage">
            <text:p>-1,27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cuador</text:p>
          </table:table-cell>
          <table:table-cell office:value-type="float" office:value="6.911093" calcext:value-type="float">
            <text:p>6,911093</text:p>
          </table:table-cell>
          <table:table-cell office:value-type="float" office:value="0.013232" calcext:value-type="float">
            <text:p>0,013232</text:p>
          </table:table-cell>
          <table:table-cell table:formula="of:=[.G6]-[.H6]" office:value-type="float" office:value="6.897861" calcext:value-type="float">
            <text:p>6,897861</text:p>
          </table:table-cell>
          <table:table-cell/>
          <table:table-cell table:formula="of:=([.G6]-[.$A$3])/[.$A$3]" office:value-type="percentage" office:value="-0.00631301222142342" calcext:value-type="percentage">
            <text:p>-0,63%</text:p>
          </table:table-cell>
          <table:table-cell table:formula="of:=([.H6]-[.$C$3])/[.$C$3]" office:value-type="percentage" office:value="-0.117866666666667" calcext:value-type="percentage">
            <text:p>-11,79%</text:p>
          </table:table-cell>
          <table:table-cell table:formula="of:=([.I6]-[.$B$3])/[.$B$3]" office:value-type="percentage" office:value="-0.00607190201729115" calcext:value-type="percentage">
            <text:p>-0,61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land</text:p>
          </table:table-cell>
          <table:table-cell office:value-type="float" office:value="6.896564" calcext:value-type="float">
            <text:p>6,896564</text:p>
          </table:table-cell>
          <table:table-cell office:value-type="float" office:value="0.010774" calcext:value-type="float">
            <text:p>0,010774</text:p>
          </table:table-cell>
          <table:table-cell table:formula="of:=[.G7]-[.H7]" office:value-type="float" office:value="6.88579" calcext:value-type="float">
            <text:p>6,88579</text:p>
          </table:table-cell>
          <table:table-cell/>
          <table:table-cell table:formula="of:=([.G7]-[.$A$3])/[.$A$3]" office:value-type="percentage" office:value="-0.00840201294033075" calcext:value-type="percentage">
            <text:p>-0,84%</text:p>
          </table:table-cell>
          <table:table-cell table:formula="of:=([.H7]-[.$C$3])/[.$C$3]" office:value-type="percentage" office:value="-0.281733333333333" calcext:value-type="percentage">
            <text:p>-28,17%</text:p>
          </table:table-cell>
          <table:table-cell table:formula="of:=([.I7]-[.$B$3])/[.$B$3]" office:value-type="percentage" office:value="-0.00781123919308362" calcext:value-type="percentage">
            <text:p>-0,7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nce A</text:p>
          </table:table-cell>
          <table:table-cell office:value-type="float" office:value="6.873209" calcext:value-type="float">
            <text:p>6,873209</text:p>
          </table:table-cell>
          <table:table-cell office:value-type="float" office:value="0.011792" calcext:value-type="float">
            <text:p>0,011792</text:p>
          </table:table-cell>
          <table:table-cell table:formula="of:=[.G8]-[.H8]" office:value-type="float" office:value="6.861417" calcext:value-type="float">
            <text:p>6,861417</text:p>
          </table:table-cell>
          <table:table-cell/>
          <table:table-cell table:formula="of:=([.G8]-[.$A$3])/[.$A$3]" office:value-type="percentage" office:value="-0.0117600287562904" calcext:value-type="percentage">
            <text:p>-1,18%</text:p>
          </table:table-cell>
          <table:table-cell table:formula="of:=([.H8]-[.$C$3])/[.$C$3]" office:value-type="percentage" office:value="-0.213866666666667" calcext:value-type="percentage">
            <text:p>-21,39%</text:p>
          </table:table-cell>
          <table:table-cell table:formula="of:=([.I8]-[.$B$3])/[.$B$3]" office:value-type="percentage" office:value="-0.0113231988472623" calcext:value-type="percentage">
            <text:p>-1,1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nce B</text:p>
          </table:table-cell>
          <table:table-cell office:value-type="float" office:value="6.843259" calcext:value-type="float">
            <text:p>6,843259</text:p>
          </table:table-cell>
          <table:table-cell office:value-type="float" office:value="0.010322" calcext:value-type="float">
            <text:p>0,010322</text:p>
          </table:table-cell>
          <table:table-cell table:formula="of:=[.G9]-[.H9]" office:value-type="float" office:value="6.832937" calcext:value-type="float">
            <text:p>6,832937</text:p>
          </table:table-cell>
          <table:table-cell/>
          <table:table-cell table:formula="of:=([.G9]-[.$A$3])/[.$A$3]" office:value-type="percentage" office:value="-0.0160662832494609" calcext:value-type="percentage">
            <text:p>-1,61%</text:p>
          </table:table-cell>
          <table:table-cell table:formula="of:=([.H9]-[.$C$3])/[.$C$3]" office:value-type="percentage" office:value="-0.311866666666667" calcext:value-type="percentage">
            <text:p>-31,19%</text:p>
          </table:table-cell>
          <table:table-cell table:formula="of:=([.I9]-[.$B$3])/[.$B$3]" office:value-type="percentage" office:value="-0.0154269452449569" calcext:value-type="percentage">
            <text:p>-1,54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pan</text:p>
          </table:table-cell>
          <table:table-cell office:value-type="float" office:value="6.85244" calcext:value-type="float">
            <text:p>6,85244</text:p>
          </table:table-cell>
          <table:table-cell office:value-type="float" office:value="0.012768" calcext:value-type="float">
            <text:p>0,012768</text:p>
          </table:table-cell>
          <table:table-cell table:formula="of:=[.G10]-[.H10]" office:value-type="float" office:value="6.839672" calcext:value-type="float">
            <text:p>6,839672</text:p>
          </table:table-cell>
          <table:table-cell/>
          <table:table-cell table:formula="of:=([.G10]-[.$A$3])/[.$A$3]" office:value-type="percentage" office:value="-0.01474622573688" calcext:value-type="percentage">
            <text:p>-1,47%</text:p>
          </table:table-cell>
          <table:table-cell table:formula="of:=([.H10]-[.$C$3])/[.$C$3]" office:value-type="percentage" office:value="-0.1488" calcext:value-type="percentage">
            <text:p>-14,88%</text:p>
          </table:table-cell>
          <table:table-cell table:formula="of:=([.I10]-[.$B$3])/[.$B$3]" office:value-type="percentage" office:value="-0.0144564841498561" calcext:value-type="percentage">
            <text:p>-1,45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uth Korea A</text:p>
          </table:table-cell>
          <table:table-cell office:value-type="float" office:value="6.863993" calcext:value-type="float">
            <text:p>6,863993</text:p>
          </table:table-cell>
          <table:table-cell office:value-type="float" office:value="0.013285" calcext:value-type="float">
            <text:p>0,013285</text:p>
          </table:table-cell>
          <table:table-cell table:formula="of:=[.G11]-[.H11]" office:value-type="float" office:value="6.850708" calcext:value-type="float">
            <text:p>6,850708</text:p>
          </table:table-cell>
          <table:table-cell/>
          <table:table-cell table:formula="of:=([.G11]-[.$A$3])/[.$A$3]" office:value-type="percentage" office:value="-0.0130851186196981" calcext:value-type="percentage">
            <text:p>-1,31%</text:p>
          </table:table-cell>
          <table:table-cell table:formula="of:=([.H11]-[.$C$3])/[.$C$3]" office:value-type="percentage" office:value="-0.114333333333333" calcext:value-type="percentage">
            <text:p>-11,43%</text:p>
          </table:table-cell>
          <table:table-cell table:formula="of:=([.I11]-[.$B$3])/[.$B$3]" office:value-type="percentage" office:value="-0.0128662824207493" calcext:value-type="percentage">
            <text:p>-1,29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uth Korea B</text:p>
          </table:table-cell>
          <table:table-cell office:value-type="float" office:value="6.892749" calcext:value-type="float">
            <text:p>6,892749</text:p>
          </table:table-cell>
          <table:table-cell office:value-type="float" office:value="0.014286" calcext:value-type="float">
            <text:p>0,014286</text:p>
          </table:table-cell>
          <table:table-cell table:formula="of:=[.G12]-[.H12]" office:value-type="float" office:value="6.878463" calcext:value-type="float">
            <text:p>6,878463</text:p>
          </table:table-cell>
          <table:table-cell/>
          <table:table-cell table:formula="of:=([.G12]-[.$A$3])/[.$A$3]" office:value-type="percentage" office:value="-0.0089505391804457" calcext:value-type="percentage">
            <text:p>-0,90%</text:p>
          </table:table-cell>
          <table:table-cell table:formula="of:=([.H12]-[.$C$3])/[.$C$3]" office:value-type="percentage" office:value="-0.0476" calcext:value-type="percentage">
            <text:p>-4,76%</text:p>
          </table:table-cell>
          <table:table-cell table:formula="of:=([.I12]-[.$B$3])/[.$B$3]" office:value-type="percentage" office:value="-0.00886700288184444" calcext:value-type="percentage">
            <text:p>-0,89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in</text:p>
          </table:table-cell>
          <table:table-cell office:value-type="float" office:value="6.829493" calcext:value-type="float">
            <text:p>6,829493</text:p>
          </table:table-cell>
          <table:table-cell office:value-type="float" office:value="0.008356" calcext:value-type="float">
            <text:p>0,008356</text:p>
          </table:table-cell>
          <table:table-cell table:formula="of:=[.G13]-[.H13]" office:value-type="float" office:value="6.821137" calcext:value-type="float">
            <text:p>6,821137</text:p>
          </table:table-cell>
          <table:table-cell/>
          <table:table-cell table:formula="of:=([.G13]-[.$A$3])/[.$A$3]" office:value-type="percentage" office:value="-0.018045578720345" calcext:value-type="percentage">
            <text:p>-1,80%</text:p>
          </table:table-cell>
          <table:table-cell table:formula="of:=([.H13]-[.$C$3])/[.$C$3]" office:value-type="percentage" office:value="-0.442933333333333" calcext:value-type="percentage">
            <text:p>-44,29%</text:p>
          </table:table-cell>
          <table:table-cell table:formula="of:=([.I13]-[.$B$3])/[.$B$3]" office:value-type="percentage" office:value="-0.0171272334293948" calcext:value-type="percentage">
            <text:p>-1,7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12:27:01.7461342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9:29:25.172656200</meta:creation-date>
    <dc:date>2025-11-16T12:27:24.283215500</dc:date>
    <meta:editing-duration>PT39M17S</meta:editing-duration>
    <meta:editing-cycles>10</meta:editing-cycles>
    <meta:generator>LibreOffice/25.8.3.2$Windows_X86_64 LibreOffice_project/8ca8d55c161d602844f5428fa4b58097424e324e</meta:generator>
    <meta:document-statistic meta:table-count="3" meta:cell-count="291" meta:object-count="0"/>
  </office:meta>
</office:document-meta>
</file>